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Inter" svg:font-family="Inter, OpenSans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d5b5"/>
    </style:style>
    <style:style style:name="P2" style:family="paragraph" style:parent-style-name="Standard">
      <style:text-properties officeooo:paragraph-rsid="000bd3fc"/>
    </style:style>
    <style:style style:name="P3" style:family="paragraph" style:parent-style-name="Standard">
      <style:text-properties fo:color="#000000" loext:opacity="100%" style:font-name="IBMPlexMono, monospace," fo:background-color="#fffffe"/>
    </style:style>
    <style:style style:name="P4" style:family="paragraph" style:parent-style-name="Standard">
      <style:text-properties officeooo:rsid="000da412" officeooo:paragraph-rsid="000da412"/>
    </style:style>
    <style:style style:name="P5" style:family="paragraph" style:parent-style-name="Standard">
      <style:text-properties officeooo:paragraph-rsid="000da412"/>
    </style:style>
    <style:style style:name="T1" style:family="text">
      <style:text-properties officeooo:rsid="000ad5b5"/>
    </style:style>
    <style:style style:name="T2" style:family="text">
      <style:text-properties fo:font-variant="normal" fo:text-transform="none" fo:color="#212121" loext:opacity="100%" style:font-name="Inter" fo:font-size="9pt" fo:letter-spacing="normal" fo:font-style="normal" fo:font-weight="normal"/>
    </style:style>
    <style:style style:name="T3" style:family="text">
      <style:text-properties fo:font-variant="normal" fo:text-transform="none" fo:color="#212121" loext:opacity="100%" style:font-name="Inter" fo:font-size="9pt" fo:letter-spacing="normal" fo:font-style="normal" fo:font-weight="normal" officeooo:rsid="000bd3fc"/>
    </style:style>
    <style:style style:name="T4" style:family="text">
      <style:text-properties fo:font-variant="normal" fo:text-transform="none" fo:color="#212121" loext:opacity="100%" style:font-name="Inter" fo:font-size="9pt" fo:letter-spacing="normal" fo:font-style="normal" fo:font-weight="normal" officeooo:rsid="000c41a2"/>
    </style:style>
    <style:style style:name="T5" style:family="text">
      <style:text-properties fo:color="#a31515" loext:opacity="100%"/>
    </style:style>
    <style:style style:name="T6" style:family="text">
      <style:text-properties fo:color="#a31515" loext:opacity="100%" style:font-name="IBMPlexMono, monospace," fo:background-color="#fffffe" loext:char-shading-value="0"/>
    </style:style>
    <style:style style:name="T7" style:family="text">
      <style:text-properties fo:color="#000000" loext:opacity="100%" style:font-name="IBMPlexMono, monospace," fo:background-color="#fffffe" loext:char-shading-value="0"/>
    </style:style>
    <style:style style:name="T8" style:family="text">
      <style:text-properties fo:color="#098658" loext:opacity="100%"/>
    </style:style>
    <style:style style:name="T9" style:family="text">
      <style:text-properties fo:color="#098658" loext:opacity="100%" style:font-name="IBMPlexMono, monospace," fo:background-color="#fffffe" loext:char-shading-value="0"/>
    </style:style>
    <style:style style:name="T10" style:family="text">
      <style:text-properties fo:color="#0451a5" loext:opacity="100%"/>
    </style:style>
    <style:style style:name="T11" style:family="text">
      <style:text-properties officeooo:rsid="000da4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CoachBackend<text:line-break/>Info about API <text:line-break/><text:line-break/>Global url: http://localhost:3000<text:line-break/><text:line-break/>LOGIN\<text:line-break/>POST\<text:line-break/>/login\<text:line-break/>info: login to app and get accessToken\<text:line-break/>example:\<text:line-break/> <text:s text:c="7"/>"email":"erykmati@o2.pl",\<text:line-break/> <text:s text:c="7"/>"password":"12345"\<text:line-break/>result:\<text:line-break/> <text:s text:c="7"/>"name": "eryk",\<text:line-break/> <text:s text:c="7"/>"accessToken": "eyJhbGciOiJIUzI1NiIsInR5cCI6IkpXVCJ9.eyJlbWFpbCI6ImVyeWttYXRpQG8yLnBsIiwiaWF0IjoxNjMzODY2NjA4LCJleHAiOjE2MzM4Njg0MDh9.5qmqQ3LQFARLpGp-CGpF5jH7fg_Xd3wShg6tQ4KwuGc"\<text:line-break/><text:line-break/>USERS\<text:line-break/>GET\<text:line-break/>/users\<text:line-break/>info: get all users from database\<text:line-break/>example:\<text:line-break/> <text:s text:c="7"/>"id_user": 1,<text:line-break/> <text:s text:c="7"/>"name": "eryk",<text:line-break/> <text:s text:c="7"/>"surname": "janocha",<text:line-break/> <text:s text:c="7"/>"email": "erykmati@o2.pl",<text:line-break/> <text:s text:c="7"/>"password": "$2a$10$800D9wdPRtqemFKPHG87QOB5Gr7O//52hGyA/M7QcPUW4heDWZzey",<text:line-break/> <text:s text:c="7"/>"growth": "181.00",<text:line-break/> <text:s text:c="7"/>"weight": "67.00",<text:line-break/> <text:s text:c="7"/>"age": 24,<text:line-break/> <text:s text:c="7"/>"type_of_role_id": 3<text:line-break/> <text:s text:c="7"/><text:line-break/>POST<text:line-break/>/users<text:line-break/>info: add user to database<text:line-break/>example:<text:line-break/> <text:s text:c="7"/>"name": "eryk",<text:line-break/> <text:s text:c="7"/>"surname": "janocha",<text:line-break/> <text:s text:c="7"/>"email": "erykmati9979@o2.pl",<text:line-break/> <text:s text:c="7"/>"password": "12345",<text:line-break/> <text:s text:c="7"/>"growth": 188,<text:line-break/> <text:s text:c="7"/>"weight": 87.00,<text:line-break/> <text:s text:c="7"/>"age": 26,<text:line-break/> <text:s text:c="7"/>"type_of_role_id": 1 <text:s text:c="3"/><text:line-break/>result:<text:line-break/> <text:s text:c="7"/>"message": "correct add user"</text:p>
      <text:p text:style-name="P1"/>
      <text:p text:style-name="P1"/>
      <text:p text:style-name="P1"/>
      <text:p text:style-name="P1"><text:soft-page-break/><text:span text:style-name="T1">TRAINERS</text:span></text:p>
      <text:p text:style-name="P1"><text:span text:style-name="T1">GET</text:span></text:p>
      <text:p text:style-name="P2">/<text:span text:style-name="T2">trainers</text:span></text:p>
      <text:p text:style-name="P2"><text:span text:style-name="T3">info: select all trainers from database</text:span></text:p>
      <text:p text:style-name="P2"><text:span text:style-name="T4">result</text:span><text:span text:style-name="T3">:</text:span></text:p>
      <text:p text:style-name="P3"><text:span text:style-name="T5"><text:tab/>"id"</text:span>: <text:span text:style-name="T8">2</text:span>,</text:p>
      <text:p text:style-name="P3"><text:span text:style-name="T5"><text:tab/>"name"</text:span>: <text:span text:style-name="T10">"eryk1"</text:span>,</text:p>
      <text:p text:style-name="P3"><text:span text:style-name="T5"><text:tab/>"surname"</text:span>: <text:span text:style-name="T10">"janocha1"</text:span>,</text:p>
      <text:p text:style-name="P3"><text:span text:style-name="T5"><text:tab/>"email"</text:span>: <text:span text:style-name="T10">"erykmati1@o2.pl"</text:span>,</text:p>
      <text:p text:style-name="P3"><text:span text:style-name="T5"><text:tab/>"password"</text:span>: <text:span text:style-name="T10">"$2a$10$rmsQ983BHTC"</text:span>,</text:p>
      <text:p text:style-name="P3"><text:span text:style-name="T5"><text:tab/>"growth"</text:span>: <text:span text:style-name="T10">"177.00"</text:span>,</text:p>
      <text:p text:style-name="P3"><text:span text:style-name="T5"><text:tab/>"weight"</text:span>: <text:span text:style-name="T10">"85.00"</text:span>,</text:p>
      <text:p text:style-name="P3"><text:span text:style-name="T5"><text:tab/>"age"</text:span>: <text:span text:style-name="T8">27</text:span>,</text:p>
      <text:p text:style-name="P3"><text:span text:style-name="T5"><text:tab/>"type_of_role_id"</text:span>: <text:span text:style-name="T8">1</text:span></text:p>
      <text:p text:style-name="P3"/>
      <text:p text:style-name="P2"><text:line-break/></text:p>
      <text:p text:style-name="P4">PRODUCTS</text:p>
      <text:p text:style-name="P4">GET</text:p>
      <text:p text:style-name="P4">/products</text:p>
      <text:p text:style-name="P4">info: select all products from database</text:p>
      <text:p text:style-name="P4">result:</text:p>
      <text:p text:style-name="P5"><text:span text:style-name="T11"><text:tab/></text:span><text:span text:style-name="T6">"id"</text:span><text:span text:style-name="T7">: </text:span><text:span text:style-name="T9">1</text:span><text:span text:style-name="T7">,</text:span></text:p>
      <text:p text:style-name="P3"><text:span text:style-name="T5"><text:tab/>"name"</text:span>: <text:span text:style-name="T10">"kurczak"</text:span>,</text:p>
      <text:p text:style-name="P3"><text:span text:style-name="T5"><text:tab/>"protein"</text:span>: <text:span text:style-name="T10">"3.00"</text:span>,</text:p>
      <text:p text:style-name="P3"><text:span text:style-name="T5"><text:tab/>"carbohydrates"</text:span>: <text:span text:style-name="T10">"3.00"</text:span>,</text:p>
      <text:p text:style-name="P3"><text:span text:style-name="T5"><text:tab/>"fats"</text:span>: <text:span text:style-name="T10">"5.00"</text:span>,</text:p>
      <text:p text:style-name="P3"><text:span text:style-name="T5"><text:tab/>"calories"</text:span>: <text:span text:style-name="T10">"55.00"</text:span></text:p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Inter" svg:font-family="Inter, OpenSans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20:32:15.505000000</meta:creation-date>
    <dc:date>2021-11-02T13:56:21.645603094</dc:date>
    <meta:editing-duration>PT38M33S</meta:editing-duration>
    <meta:editing-cycles>6</meta:editing-cycles>
    <meta:generator>LibreOffice/7.1.6.2.0$Linux_X86_64 LibreOffice_project/10$Build-2</meta:generator>
    <meta:document-statistic meta:table-count="0" meta:image-count="0" meta:object-count="0" meta:page-count="2" meta:paragraph-count="27" meta:word-count="133" meta:character-count="1534" meta:non-whitespace-character-count="1218"/>
  </office:meta>
</office:document-meta>
</file>